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normal" style:font-style-asian="normal" style:font-style-complex="normal"/>
    </style:style>
    <style:style style:name="P3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ministração de Serviços Windows</text:h>
      <text:h text:style-name="Heading_20_2" text:outline-level="2">Scripts para manutenção do serviço</text:h>
      <text:list xml:id="list30305430" text:style-name="L1">
        <text:list-item>
          <text:p text:style-name="P1"><text:span text:style-name="T1">instalar-servico.bat</text:span><text:span text:style-name="T4"> – Registra a aplicação Java como um novo serviço no registro do windows. As propriedades deste novo serviço são obtidas das definições dos arquivos </text:span><text:span text:style-name="T3">set-configuracao.bat</text:span><text:span text:style-name="T4"> e </text:span><text:span text:style-name="T3">set-configuracao-extras.bat</text:span><text:span text:style-name="T5">, que devem especificar detalhadamente como executar a aplicação Java.</text:span></text:p>
        </text:list-item>
        <text:list-item>
          <text:p text:style-name="P1"><text:span text:style-name="T6">remover-servico.bat</text:span><text:span text:style-name="T5"> – Remove a aplicação java do registro de serviços do windows.</text:span></text:p>
        </text:list-item>
        <text:list-item>
          <text:p text:style-name="P1"><text:span text:style-name="T1">atualizar-servico.bat </text:span>– Altera as propriedades do serviço para refletir as (novas) definições dos arquivos <text:span text:style-name="T2">set-configuracao.bat</text:span> e <text:span text:style-name="T2">set-configuracao-extras.bat</text:span>. Pressupõe que o serviço já foi instalado anteriormente utilizando o script <text:span text:style-name="T2">instalar-servico.bat</text:span>.</text:p>
          <text:p text:style-name="P1">Também é possível editar as propriedades utilizando uma interface gráfica, executando o script <text:span text:style-name="T2">executar-servico.bat</text:span>.</text:p>
        </text:list-item>
        <text:list-item>
          <text:p text:style-name="P1"><text:span text:style-name="T1">editar-servico.bat </text:span>– Apresenta uma interface gráfica para editar as propriedades do serviço. Pressupõe que o serviço já foi instalado anteriormente utilizando o script <text:span text:style-name="T2">instalar-servico.bat</text:span>. É uma interface idêntica a utilizada pelo gerenciador de serviços do windows, acrescida com abas adicionais para configurações específicas do java.</text:p>
        </text:list-item>
        <text:list-item>
          <text:p text:style-name="P2"><text:span text:style-name="T1">config/servico.config.bat</text:span><text:span text:style-name="T4"> – Contém as definições básicas de propriedades do serviço, que variam de uma aplicação para outra. É necessário redefinir estas propriedades para cada instância do serviço. </text:span></text:p>
          <text:p text:style-name="P3">Estas propriedades devem ser alteradas antes de instalar o serviço, em especial, o identificador, que deve ser diferente para cada instância do serviço, e diferente dos identificadores dos demais serviços já instalados no registro do windows.</text:p>
          <text:p text:style-name="P3">Uma vez instalado o serviço, o identificador não poderá mais ser alterado. Caso seja necessário alterar o identificador, então é necessário desinstalar o serviço utilizando o identificador antigo e instalar novamente utilizando o identificador novo.</text:p>
        </text:list-item>
        <text:list-item>
          <text:p text:style-name="P2"><text:span text:style-name="T1">config/servico-extras.config.bat</text:span><text:span text:style-name="T4"> – Contém definições avançadas para configurar as propriedades do serviço. Normalmente, não deveria ser necessário editar estas definições.</text:span></text:p>
        </text:list-item>
      </text:list>
      <text:h text:style-name="Heading_20_2" text:outline-level="2">Scripts para execução e monitoração do servico</text:h>
      <text:list xml:id="list30321246" text:style-name="L2">
        <text:list-item>
          <text:p text:style-name="P4"><text:span text:style-name="T1">executar-servico.bat</text:span> – Executa a aplicação java como se fosse um processo comum chamado pela linha de comando. Ou seja, a execução ocorre sem supervisão do mecanismo de serviços do windows. É uma forma simples para testar diretamente a aplicação, caso haja suspeita de que as falhas estejam relacionadas com a integração com o mecanismo de serviços do windows.</text:p>
        </text:list-item>
        <text:list-item>
          <text:p text:style-name="P4"><text:span text:style-name="T1">iniciar-e-monitorar-servico</text:span> – Executa a aplicação java como um serviço windows. Mostra a interface gráfica que permite observar o estado do serviço e que oferece comandos para parar e iniciar novamente o serviço. É uma forma simples para testar a aplicação como um serviço pela linha de comando sem precisar recorrer ao gerenciador de serviços do windows.</text:p>
        </text:list-item>
        <text:list-item>
          <text:p text:style-name="P4"><text:span text:style-name="T1">iniciar-servico.bat</text:span> – Executa a aplicação java como um serviço windows. É uma forma simples para iniciar o serviço pela linha de comando sem precisar recorrer ao gerenciador de serviços do windows.</text:p>
        </text:list-item>
        <text:list-item>
          <text:p text:style-name="P4"><text:span text:style-name="T1">parar-servico.bat</text:span> – Termina a execução da aplicação como serviço windows. Pressupõe que ela tenha sido iniciada antes como um serviço windows. É uma forma simples para <text:soft-page-break/>parar o serviço pela linha de comando sem precisar recorrer ao gerenciador de serviços do windows.</text:p>
        </text:list-item>
      </text:list>
      <text:h text:style-name="Heading_20_2" text:outline-level="2">Log, histórico de execução e mensagens de erro.</text:h>
      <text:p text:style-name="Text_20_body">Quando a aplicação java executa como serviço windows, então não é possível visualizar o conteúdo escrito nos streams stdout e stderr. Por este motivo, as definições padrão do script <text:s/><text:span text:style-name="T3">config/servico-extras.config.bat</text:span><text:span text:style-name="T5"> redirecionam os streams stdour e stderr, respectivamente, para os arquivos log/</text:span><text:span text:style-name="T3">servico-stdout.txt</text:span><text:span text:style-name="T5"> e log/</text:span><text:span text:style-name="T3">servico-stderr.txt</text:span><text:span text:style-name="T5">.</text:span></text:p>
      <text:p text:style-name="Text_20_body"><text:span text:style-name="T5">As definições padrão do script </text:span><text:span text:style-name="T3">config/servico-extras.config.bat</text:span><text:span text:style-name="T5"> também definem o arquivo log-dia-mes-ano.txt como histórico de mensagens relacionadas às operações de instalação, remoção, atualização, início e término do serviço.</text:span></text:p>
      <text:h text:style-name="Heading_20_2" text:outline-level="2">Memória, heap e stack</text:h>
      <text:p text:style-name="Text_20_body"><text:span text:style-name="T5">A quantidade de memória disponível para a aplicação java pode ser definida de forma permanente no script </text:span><text:span text:style-name="T3">config/servico-extras.config.bat. </text:span><text:span text:style-name="T5">É necessário habilitar as propriedades PR_JvmMs, PR_JvmMx e PR_JvmSs. Em seguida, execute o script </text:span><text:span text:style-name="T3">atualizar-servico.bat</text:span><text:span text:style-name="T5"> para aplicar as alterações. </text:span></text:p>
      <text:p text:style-name="Text_20_body"><text:span text:style-name="T5">Outra forma de alterar estas propriedades é executar o script </text:span><text:span text:style-name="T3">editar-servico.bat</text:span><text:span text:style-name="T5"> para utilizar a interface gráfica. No entanto, as alterações não será persistidas no arquivo </text:span><text:span text:style-name="T3">config/servico-extras.config.bat</text:span><text:span text:style-name="T5">, ou seja, caso o serviço seja removido e novamente instalado, as alterações serão perdi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2T15:38:57.37</meta:creation-date>
    <dc:date>2011-10-16T11:47:28.63</dc:date>
    <meta:editing-duration>PT5H43M8S</meta:editing-duration>
    <meta:editing-cycles>18</meta:editing-cycles>
    <meta:generator>LibreOffice/3.4$Win32 LibreOffice_project/340m1$Build-103</meta:generator>
    <meta:document-statistic meta:table-count="0" meta:image-count="0" meta:object-count="0" meta:page-count="2" meta:paragraph-count="0" meta:word-count="629" meta:character-count="4464" meta:non-whitespace-character-count="3867"/>
  </office:meta>
</office:document-meta>
</file>